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4af3" officeooo:paragraph-rsid="000b4a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yui_3_17_2_1_1613484684896_92"/>Pr2+3 - Persistència del JavaBean</text:h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4af3" officeooo:paragraph-rsid="000b4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Elies Fatsini Camach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6:39:05.295345865</meta:creation-date>
    <dc:date>2021-02-16T16:57:05.868409514</dc:date>
    <meta:editing-duration>PT7M50S</meta:editing-duration>
    <meta:editing-cycles>1</meta:editing-cycles>
    <meta:document-statistic meta:table-count="0" meta:image-count="0" meta:object-count="0" meta:page-count="1" meta:paragraph-count="2" meta:word-count="8" meta:character-count="56" meta:non-whitespace-character-count="48"/>
    <meta:generator>LibreOffice/6.4.6.2$Linux_X86_64 LibreOffice_project/40$Build-2</meta:generator>
  </office:meta>
</office:document-meta>
</file>